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7.5cm" fo:min-width="26.25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634cm" fo:min-width="0.384cm" loext:decorative="false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cm" fo:min-width="16.75cm" loext:decorative="fals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13cm" fo:min-width="10cm" loext:decorative="false"/>
    </style:style>
    <style:style style:name="gr6" style:family="graphic" style:parent-style-name="standard">
      <style:graphic-properties svg:stroke-color="#000000" draw:fill="none" draw:fill-color="#000000" loext:fill-use-slide-background="false" draw:textarea-horizontal-align="justify" draw:textarea-vertical-align="middle" draw:auto-grow-height="false" fo:min-height="13cm" fo:min-width="13cm" loext:decorative="false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0.75cm" loext:decorative="false"/>
    </style:style>
    <style:style style:name="gr8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17.5cm" fo:min-width="26.25cm" draw:shadow="hidden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000000" loext:fill-use-slide-background="false" draw:opacity="28%" draw:textarea-horizontal-align="justify" draw:textarea-vertical-align="middle" draw:auto-grow-height="false" fo:min-height="10.18cm" fo:min-width="11.346cm" draw:shadow="hidden" loext:decorative="false"/>
    </style:style>
    <style:style style:name="gr10" style:family="graphic" style:parent-style-name="standard">
      <style:graphic-properties draw:stroke="none" svg:stroke-color="#000000" draw:fill-color="#000000" draw:opacity="28%" draw:textarea-horizontal-align="justify" draw:textarea-vertical-align="middle" draw:auto-grow-height="false" fo:min-height="10.18cm" fo:min-width="11.346cm" draw:shadow="hidden" loext:decorative="false"/>
    </style:style>
    <style:style style:name="gr1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4.05cm" fo:min-width="9.25cm" loext:decorative="false"/>
    </style:style>
    <style:style style:name="gr12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0.358cm" fo:min-width="6.529cm" loext:decorative="false"/>
    </style:style>
    <style:style style:name="gr13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0.358cm" fo:min-width="6.528cm" loext:decorative="false"/>
    </style:style>
    <style:style style:name="gr14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0.36cm" fo:min-width="4.37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="none" draw:fill-color="#729fcf"/>
      <style:paragraph-properties fo:text-align="center" style:writing-mode="lr-tb"/>
      <style:text-properties fo:text-shadow="1pt 1pt"/>
    </style:style>
    <style:style style:name="P5" style:family="paragraph">
      <loext:graphic-properties draw:fill="solid" draw:fill-color="#000000" draw:opacity="28%"/>
      <style:paragraph-properties fo:text-align="center"/>
    </style:style>
    <style:style style:name="P6" style:family="paragraph">
      <loext:graphic-properties draw:fill-color="#000000" draw:opacity="28%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75cm" svg:height="17.75cm" svg:x="1.5cm" svg:y="1.7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1.25cm" svg:height="1.25cm" svg:x="3.25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7.25cm" svg:height="1.25cm" svg:x="6.2cm" svg:y="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25cm" svg:height="1.25cm" svg:x="25.25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2" draw:layer="layout" svg:width="10.5cm" svg:height="13.25cm" svg:x="2.5cm" svg:y="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6" draw:text-style-name="P3" draw:layer="layout" svg:width="13.5cm" svg:height="13.25cm" svg:x="13.75cm" svg:y="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1.25cm" svg:height="1.5cm" svg:x="14.75cm" svg:y="5.7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1.25cm" svg:height="1.5cm" svg:x="14.75cm" svg:y="8.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1.25cm" svg:height="1.5cm" svg:x="14.75cm" svg:y="1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1.25cm" svg:height="1.5cm" svg:x="14.75cm" svg:y="13.7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1.25cm" svg:height="1.5cm" svg:x="14.75cm" svg:y="16.25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draw:custom-shape draw:style-name="gr8" draw:text-style-name="P4" draw:layer="layout" svg:width="26.75cm" svg:height="17.75cm" svg:x="1.5cm" svg:y="1.75cm">
          <text:p/>
          <draw:enhanced-geometry svg:viewBox="0 0 21600 21600" draw:type="rectangle" draw:enhanced-path="M 0 0 L 21600 0 21600 21600 0 21600 0 0 Z N"/>
        </draw:custom-shape>
        <draw:path draw:style-name="gr9" draw:text-style-name="P5" draw:layer="layout" svg:width="10.75cm" svg:height="10.75cm" svg:x="1.5cm" svg:y="1.75cm" svg:viewBox="0 0 10751 10751" svg:d="M9629 7063c-735 1121-1793 2053-3066 2700s-2717 988-4187 988c-808 0-1608-103-2376-303v-10448h9822c610 1042 929 2200 929 3375 0 1295-387 2567-1122 3688z">
          <text:p/>
        </draw:path>
        <draw:path draw:style-name="gr10" draw:text-style-name="P6" draw:layer="layout" svg:width="12.499cm" svg:height="9.749cm" svg:x="15.75cm" svg:y="9.75cm" svg:viewBox="0 0 12500 9750" svg:d="M0 7376c0-1295 387-2567 1122-3688s1793-2053 3066-2700 2717-988 4187-988c1446 0 2867 330 4125 956v8794h-12054c-294-762-446-1564-446-2374z">
          <text:p/>
        </draw:path>
        <draw:g draw:style-name="gr2">
          <draw:custom-shape draw:style-name="gr11" draw:text-style-name="P1" draw:layer="layout" svg:width="9.75cm" svg:height="4.3cm" svg:x="4cm" svg:y="12.2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7.029cm" svg:height="0.608cm" svg:x="4.771cm" svg:y="13.06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7.028cm" svg:height="0.608cm" svg:x="4.731cm" svg:y="14.07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4.875cm" svg:height="0.61cm" svg:x="4.731cm" svg:y="15.17cm">
            <text:p/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11" draw:text-style-name="P1" draw:layer="layout" svg:width="9.75cm" svg:height="4.3cm" svg:x="16.25cm" svg:y="4.99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7.029cm" svg:height="0.608cm" svg:x="17.021cm" svg:y="5.80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7.028cm" svg:height="0.608cm" svg:x="16.981cm" svg:y="6.8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4.875cm" svg:height="0.61cm" svg:x="16.981cm" svg:y="7.914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radial" draw:cx="50%" draw:cy="50%" draw:start-color="#6ab8ef" draw:end-color="#ffd7d7" draw:start-intensity="100%" draw:end-intensity="100%" draw:border="0%">
      <loext:gradient-stop svg:offset="0" loext:color-type="rgb" loext:color-value="#6ab8ef"/>
      <loext:gradient-stop svg:offset="1" loext:color-type="rgb" loext:color-value="#ffd7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NG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20:59:03.849270811</meta:creation-date>
    <dc:date>2025-09-11T09:21:31.380687009</dc:date>
    <meta:editing-duration>PT43M34S</meta:editing-duration>
    <meta:editing-cycles>4</meta:editing-cycles>
    <meta:generator>LibreOffice/24.2.7.2$Linux_X86_64 LibreOffice_project/420$Build-2</meta:generator>
    <meta:document-statistic meta:object-count="26"/>
  </office:meta>
</office:document-meta>
</file>